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29ee" officeooo:paragraph-rsid="001e29ee"/>
    </style:style>
    <style:style style:name="P2" style:family="paragraph" style:parent-style-name="Standard">
      <style:paragraph-properties fo:text-align="center" style:justify-single-word="false"/>
      <style:text-properties officeooo:rsid="001e29ee" officeooo:paragraph-rsid="001e29ee"/>
    </style:style>
    <style:style style:name="P3" style:family="paragraph" style:parent-style-name="Standard">
      <style:paragraph-properties fo:text-align="start" style:justify-single-word="false"/>
      <style:text-properties officeooo:rsid="00201533" officeooo:paragraph-rsid="002015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VIS</text:p>
      <text:p text:style-name="P2"/>
      <text:p text:style-name="P1"/>
      <text:p text:style-name="P1"/>
      <text:p text:style-name="P1">#LOGO</text:p>
      <text:p text:style-name="P1">Nom de l’entreprise</text:p>
      <text:p text:style-name="P1">89, quais des Chartrons</text:p>
      <text:p text:style-name="P1">33000 Bordeaux</text:p>
      <text:p text:style-name="P1">Tel : XX.XX.XX.XX.XX </text:p>
      <text:p text:style-name="P1"/>
      <text:p text:style-name="P3">Nom du client</text:p>
      <text:p text:style-name="P3">Adresse</text:p>
      <text:p text:style-name="P3">tel</text:p>
      <text:p text:style-name="P1"/>
      <text:p text:style-name="P1"/>
      <text:p text:style-name="P1">Bordeaux le 31 janvier 20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e prix peut fluctuer en fonction de l’avancement du projet et fera l’objet d’un réajustement le cas éché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0:47:04.652000000</meta:creation-date>
    <dc:date>2018-01-31T22:41:31.657000000</dc:date>
    <meta:editing-duration>PT1H33M56S</meta:editing-duration>
    <meta:editing-cycles>1</meta:editing-cycles>
    <meta:document-statistic meta:table-count="0" meta:image-count="0" meta:object-count="0" meta:page-count="1" meta:paragraph-count="11" meta:word-count="42" meta:character-count="246" meta:non-whitespace-character-count="214"/>
    <meta:generator>LibreOffice/5.3.7.2$Windows_X86_64 LibreOffice_project/6b8ed514a9f8b44d37a1b96673cbbdd077e24059</meta:generator>
  </office:meta>
</office:document-meta>
</file>